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text>Mit</mtext>
            <mi/>
            <msup>
              <mo stretchy="false">κ</mo>
              <mn>2</mn>
            </msup>
            <mrow>
              <mi/>
              <mo stretchy="false">=</mo>
              <mi/>
            </mrow>
            <mfrac>
              <mrow>
                <mn>2</mn>
                <mi>m</mi>
              </mrow>
              <msup>
                <mo stretchy="false">ℏ</mo>
                <mn>2</mn>
              </msup>
            </mfrac>
            <mi/>
            <mrow>
              <mo stretchy="false">(</mo>
              <mrow>
                <mrow>
                  <mo stretchy="false">−</mo>
                  <mi>E</mi>
                </mrow>
              </mrow>
              <mo stretchy="false">)</mo>
            </mrow>
            <mi/>
            <mtext>und</mtext>
            <mi/>
            <mo stretchy="false">η</mo>
            <mrow>
              <mi/>
              <mo stretchy="false">=</mo>
              <mi/>
            </mrow>
            <mfrac>
              <mn>1</mn>
              <mi>Z</mi>
            </mfrac>
            <mo stretchy="false">κ</mo>
            <msub>
              <mi>a</mi>
              <mtext>B</mtext>
            </msub>
            <mrow>
              <mi/>
              <mo stretchy="false">=</mo>
              <mi/>
            </mrow>
            <mfrac>
              <mn>1</mn>
              <mi>Z</mi>
            </mfrac>
            <msqrt>
              <mrow>
                <mrow>
                  <mo stretchy="false">−</mo>
                  <mi/>
                </mrow>
                <mfrac>
                  <mi>E</mi>
                  <msub>
                    <mi>E</mi>
                    <mtext>R</mtext>
                  </msub>
                </mfrac>
              </mrow>
            </msqrt>
            <mi/>
            <mrow>
              <mo stretchy="false">(</mo>
              <mrow>
                <mi>E</mi>
                <mrow>
                  <mi/>
                  <mo stretchy="false">&lt;</mo>
                  <mi/>
                </mrow>
                <mn>0</mn>
              </mrow>
              <mo stretchy="false">)</mo>
            </mrow>
            <mi/>
            <mtext>, sowie</mtext>
          </mrow>
        </mtd>
      </mtr>
      <mtr>
        <mtd>
          <mrow>
            <mtext>der Maßstabstransformation</mtext>
            <mi/>
            <mo stretchy="false">ρ</mo>
            <mrow>
              <mi/>
              <mo stretchy="false">=</mo>
              <mi/>
            </mrow>
            <mi>Z</mi>
            <mi/>
            <mfrac>
              <mi>r</mi>
              <msub>
                <mi>a</mi>
                <mtext>B</mtext>
              </msub>
            </mfrac>
            <mi/>
            <mtext> ; </mtext>
            <mi/>
            <msub>
              <mi>a</mi>
              <mtext>B</mtext>
            </msub>
            <mrow>
              <mi/>
              <mo stretchy="false">=</mo>
              <mi/>
            </mrow>
            <mfrac>
              <mrow>
                <mn>4</mn>
                <mo stretchy="false">π</mo>
                <msub>
                  <mo stretchy="false">ε</mo>
                  <mn>0</mn>
                </msub>
                <msup>
                  <mo stretchy="false">ℏ</mo>
                  <mn>2</mn>
                </msup>
              </mrow>
              <mrow>
                <msub>
                  <mi>m</mi>
                  <mtext>e</mtext>
                </msub>
                <msup>
                  <mi>e</mi>
                  <mn>2</mn>
                </msup>
              </mrow>
            </mfrac>
            <mrow>
              <mi/>
              <mo stretchy="false">=</mo>
              <mi/>
            </mrow>
            <mn>0,529</mn>
            <mo stretchy="false">Å</mo>
          </mrow>
        </mtd>
      </mtr>
    </mtable>
    <annotation encoding="StarMath 5.0">"Mit" ~ %ikappa ^2 ~=~ {2 m} over hbar ^2 ` (- E) ~"und"~ 
%ieta ~=~ 1 over Z %ikappa a _"B" ~=~ 1 over Z sqrt{- ` E over E _"R"} ~~~ (E ~&lt;~ 0) ~ ", sowie"newline 
"der Maßstabstransformation" ~ 
%irho ~=~ Z ` r over a _"B" 
`" ; "~ 
a _"B" ~=~ 
{4 %pi %ivarepsilon _0 hbar ^2} over {m _"e" e ^2} ~=~ 0,529 %Ux00C5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10:49:47.235000000</meta:creation-date>
    <meta:generator>LibreOffice/4.1.4.2$Windows_x86 LibreOffice_project/0a0440ccc0227ad9829de5f46be37cfb6edcf72</meta:generator>
  </office:meta>
</office:document-meta>
</file>